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ade19" officeooo:paragraph-rsid="001ade1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e1c19" officeooo:paragraph-rsid="001e1c19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f4600" officeooo:paragraph-rsid="001f460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ff4b0" officeooo:paragraph-rsid="001ff4b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f4b0" officeooo:paragraph-rsid="001ff4b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232e37" officeooo:paragraph-rsid="00232e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41b02" officeooo:paragraph-rsid="00241b02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261707" officeooo:paragraph-rsid="00261707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2882a6" officeooo:paragraph-rsid="002882a6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2b3ed9" officeooo:paragraph-rsid="002b3ed9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2e9626" officeooo:paragraph-rsid="0031d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e9626" officeooo:paragraph-rsid="0031d6a8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31d6a8" officeooo:paragraph-rsid="0031d6a8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37f382" officeooo:paragraph-rsid="0037f38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9eee9" officeooo:paragraph-rsid="0039eee9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39eee9" officeooo:paragraph-rsid="0039eee9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3acd17" officeooo:paragraph-rsid="003acd17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3c3e41" officeooo:paragraph-rsid="003c3e4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c3e41" officeooo:paragraph-rsid="003c3e4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c9fa9" officeooo:paragraph-rsid="003c9fa9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normal" officeooo:rsid="003c9fa9" officeooo:paragraph-rsid="003c9fa9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font-weight="normal" officeooo:rsid="003e0f89" officeooo:paragraph-rsid="003e0f8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e0f89" officeooo:paragraph-rsid="003e0f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e7907" officeooo:paragraph-rsid="003e7907" style:font-size-asian="10.5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fo:font-weight="normal" officeooo:rsid="003eaad6" officeooo:paragraph-rsid="003eaad6" style:font-size-asian="10.5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fo:font-weight="normal" officeooo:rsid="003fcaae" officeooo:paragraph-rsid="003fcaae" style:font-size-asian="10.5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fo:font-weight="normal" officeooo:rsid="003ff007" officeooo:paragraph-rsid="003ff007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weight="normal" officeooo:rsid="00412e42" officeooo:paragraph-rsid="00412e4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12e42" officeooo:paragraph-rsid="00412e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283f4" officeooo:paragraph-rsid="004283f4" style:font-size-asian="10.5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2pt" fo:font-weight="normal" officeooo:rsid="004283f4" officeooo:paragraph-rsid="004283f4" style:font-size-asian="10.5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2pt" fo:font-weight="normal" officeooo:rsid="00430e73" officeooo:paragraph-rsid="00430e7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30e73" officeooo:paragraph-rsid="00430e7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527de" officeooo:paragraph-rsid="004527de" style:font-size-asian="10.5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fo:font-weight="normal" officeooo:rsid="004527de" officeooo:paragraph-rsid="004527de" style:font-size-asian="10.5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fo:font-size="12pt" fo:font-weight="normal" officeooo:rsid="00471b2c" officeooo:paragraph-rsid="00471b2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71b2c" officeooo:paragraph-rsid="00471b2c" style:font-size-asian="10.5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font-size="12pt" fo:font-weight="normal" officeooo:rsid="00480ca1" officeooo:paragraph-rsid="00480ca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4d8213" officeooo:paragraph-rsid="004d8213" style:font-size-asian="10.5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fo:font-size="12pt" fo:font-weight="normal" officeooo:rsid="004f065a" officeooo:paragraph-rsid="004f065a" style:font-size-asian="10.5pt" style:font-weight-asian="normal" style:font-size-complex="12pt" style:font-weight-complex="normal"/>
    </style:style>
    <style:style style:name="P41" style:family="paragraph" style:parent-style-name="Standard" style:list-style-name="L8">
      <style:paragraph-properties fo:text-align="start" style:justify-single-word="false"/>
      <style:text-properties fo:font-size="12pt" fo:font-weight="normal" officeooo:rsid="0050726e" officeooo:paragraph-rsid="0050726e" style:font-size-asian="10.5pt" style:font-weight-asian="normal" style:font-size-complex="12pt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fo:font-size="12pt" fo:font-weight="normal" officeooo:rsid="005172d4" officeooo:paragraph-rsid="005172d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5172d4" officeooo:paragraph-rsid="005172d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529278" officeooo:paragraph-rsid="00529278" style:font-size-asian="10.5pt" style:font-weight-asian="normal" style:font-size-complex="12pt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fo:font-size="12pt" fo:font-weight="normal" officeooo:rsid="00529278" officeooo:paragraph-rsid="0052927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569633" officeooo:paragraph-rsid="00569633" style:font-size-asian="10.5pt" style:font-weight-asian="normal" style:font-size-complex="12pt" style:font-weight-complex="normal"/>
    </style:style>
    <style:style style:name="P47" style:family="paragraph" style:parent-style-name="Standard" style:list-style-name="L11">
      <style:paragraph-properties fo:text-align="start" style:justify-single-word="false"/>
      <style:text-properties fo:font-size="12pt" fo:font-weight="normal" officeooo:rsid="00569633" officeooo:paragraph-rsid="00569633" style:font-size-asian="10.5pt" style:font-weight-asian="normal" style:font-size-complex="12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fo:font-size="12pt" fo:font-weight="normal" officeooo:rsid="0057db64" officeooo:paragraph-rsid="0057db6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5955a6" officeooo:paragraph-rsid="005955a6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5a708a" officeooo:paragraph-rsid="005a708a" style:font-size-asian="10.5pt" style:font-weight-asian="normal" style:font-size-complex="12pt" style:font-weight-complex="normal"/>
    </style:style>
    <style:style style:name="P51" style:family="paragraph" style:parent-style-name="Standard" style:list-style-name="L12">
      <style:paragraph-properties fo:text-align="start" style:justify-single-word="false"/>
      <style:text-properties fo:font-size="12pt" fo:font-weight="normal" officeooo:rsid="005a708a" officeooo:paragraph-rsid="005a708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5c4fc4" officeooo:paragraph-rsid="005c4fc4" style:font-size-asian="10.5pt" style:font-weight-asian="normal" style:font-size-complex="12pt" style:font-weight-complex="normal"/>
    </style:style>
    <style:style style:name="P53" style:family="paragraph" style:parent-style-name="Standard" style:list-style-name="L13">
      <style:paragraph-properties fo:text-align="start" style:justify-single-word="false"/>
      <style:text-properties fo:font-size="12pt" fo:font-weight="normal" officeooo:rsid="005c4fc4" officeooo:paragraph-rsid="005c4fc4" style:font-size-asian="10.5pt" style:font-weight-asian="normal" style:font-size-complex="12pt" style:font-weight-complex="normal"/>
    </style:style>
    <style:style style:name="P54" style:family="paragraph" style:parent-style-name="Standard" style:list-style-name="L13">
      <style:paragraph-properties fo:text-align="start" style:justify-single-word="false"/>
      <style:text-properties fo:font-size="12pt" fo:font-weight="normal" officeooo:rsid="005daea0" officeooo:paragraph-rsid="005daea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606108" officeooo:paragraph-rsid="00606108" style:font-size-asian="10.5pt" style:font-weight-asian="normal" style:font-size-complex="12pt" style:font-weight-complex="normal"/>
    </style:style>
    <style:style style:name="P56" style:family="paragraph" style:parent-style-name="Standard" style:list-style-name="L14">
      <style:paragraph-properties fo:text-align="start" style:justify-single-word="false"/>
      <style:text-properties fo:font-size="12pt" fo:font-weight="normal" officeooo:rsid="00606108" officeooo:paragraph-rsid="00606108" style:font-size-asian="10.5pt" style:font-weight-asian="normal" style:font-size-complex="12pt" style:font-weight-complex="normal"/>
    </style:style>
    <style:style style:name="T1" style:family="text">
      <style:text-properties officeooo:rsid="00209d81"/>
    </style:style>
    <style:style style:name="T2" style:family="text">
      <style:text-properties officeooo:rsid="00241b02"/>
    </style:style>
    <style:style style:name="T3" style:family="text">
      <style:text-properties officeooo:rsid="00265ee5"/>
    </style:style>
    <style:style style:name="T4" style:family="text">
      <style:text-properties officeooo:rsid="002fa6c4"/>
    </style:style>
    <style:style style:name="T5" style:family="text">
      <style:text-properties officeooo:rsid="00305a49"/>
    </style:style>
    <style:style style:name="T6" style:family="text">
      <style:text-properties officeooo:rsid="003ac724"/>
    </style:style>
    <style:style style:name="T7" style:family="text">
      <style:text-properties officeooo:rsid="00496f03"/>
    </style:style>
    <style:style style:name="T8" style:family="text">
      <style:text-properties officeooo:rsid="0049b887"/>
    </style:style>
    <style:style style:name="T9" style:family="text">
      <style:text-properties officeooo:rsid="005f39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stomer Algorithms</text:p>
      <text:p text:style-name="P1"/>
      <text:p text:style-name="P2">Forget Email</text:p>
      <text:list xml:id="list287233117" text:style-name="L1">
        <text:list-item>
          <text:p text:style-name="P3">get and check inputs <text:span text:style-name="T2">(name-family and phone number)</text:span></text:p>
        </text:list-item>
        <text:list-item>
          <text:p text:style-name="P4">fetch customer email <text:span text:style-name="T1">if name-family and phone number is equal with input</text:span></text:p>
        </text:list-item>
        <text:list-item>
          <text:p text:style-name="P6">show customer email address</text:p>
        </text:list-item>
      </text:list>
      <text:p text:style-name="P5"/>
      <text:p text:style-name="P5"/>
      <text:p text:style-name="P7">Login </text:p>
      <text:list xml:id="list2922403932" text:style-name="L2">
        <text:list-item>
          <text:p text:style-name="P8">get and check inputs (<text:span text:style-name="T3">email and password</text:span>)</text:p>
        </text:list-item>
        <text:list-item>
          <text:p text:style-name="P9">email to lower case</text:p>
        </text:list-item>
        <text:list-item>
          <text:p text:style-name="P10">fetch customer info if email is equal with input email </text:p>
        </text:list-item>
        <text:list-item>
          <text:p text:style-name="P13">if email is matched with input email , <text:span text:style-name="T5">check attempts are more than 5 show message this account is blocked </text:span></text:p>
        </text:list-item>
        <text:list-item>
          <text:p text:style-name="P14">if emails not matched make attempts++ and save for that email</text:p>
        </text:list-item>
        <text:list-item>
          <text:p text:style-name="P11">else <text:span text:style-name="T4">set session things and move customer to client zone</text:span></text:p>
        </text:list-item>
      </text:list>
      <text:p text:style-name="P12"/>
      <text:p text:style-name="P12"/>
      <text:p text:style-name="P15">Register </text:p>
      <text:list xml:id="list369697608" text:style-name="L3">
        <text:list-item>
          <text:p text:style-name="P16">get and check inputs (name , phone , email, password, address<text:span text:style-name="T6">s</text:span>)</text:p>
        </text:list-item>
        <text:list-item>
          <text:p text:style-name="P17">email to lower case then add this customer.</text:p>
        </text:list-item>
        <text:list-item>
          <text:p text:style-name="P18">If something happened while adding this customer show message error</text:p>
        </text:list-item>
      </text:list>
      <text:p text:style-name="P19"/>
      <text:p text:style-name="P19"/>
      <text:p text:style-name="P19"/>
      <text:p text:style-name="P20">Change Password</text:p>
      <text:list xml:id="list846980233" text:style-name="L4">
        <text:list-item>
          <text:p text:style-name="P21">get and check inputs (password)</text:p>
        </text:list-item>
        <text:list-item>
          <text:p text:style-name="P22">update customer password via customer session id</text:p>
        </text:list-item>
      </text:list>
      <text:p text:style-name="P23"/>
      <text:p text:style-name="P23"/>
      <text:p text:style-name="P24">Forget Password</text:p>
      <text:list xml:id="list2454375544" text:style-name="L5">
        <text:list-item>
          <text:p text:style-name="P25">get and check inputs (email)</text:p>
        </text:list-item>
        <text:list-item>
          <text:p text:style-name="P26">fetch customer info via that email address </text:p>
        </text:list-item>
        <text:list-item>
          <text:p text:style-name="P27">send password as message to that email </text:p>
        </text:list-item>
        <text:list-item>
          <text:p text:style-name="P28">show message check your email</text:p>
        </text:list-item>
      </text:list>
      <text:p text:style-name="P29"/>
      <text:p text:style-name="P30">My Account</text:p>
      <text:list xml:id="list2613423774" text:style-name="L6">
        <text:list-item>
          <text:p text:style-name="P31">fetch customer via customer session key</text:p>
        </text:list-item>
        <text:list-item>
          <text:p text:style-name="P32">set value on that form</text:p>
        </text:list-item>
      </text:list>
      <text:p text:style-name="P33"/>
      <text:p text:style-name="P33"/>
      <text:p text:style-name="P34">My Cart List </text:p>
      <text:list xml:id="list3428450216" text:style-name="L7">
        <text:list-item>
          <text:p text:style-name="P35">fetch customer cart list items via session id</text:p>
        </text:list-item>
        <text:list-item>
          <text:p text:style-name="P36">set that fetched info in page </text:p>
        </text:list-item>
        <text:list-item>
          <text:p text:style-name="P38">fetch that products information <text:span text:style-name="T7">WHERE product id is equal with that items from cartlist</text:span></text:p>
        </text:list-item>
        <text:list-item>
          <text:p text:style-name="P36">use <text:span text:style-name="T8">java script</text:span> to modify price , discount , title products</text:p>
        </text:list-item>
      </text:list>
      <text:p text:style-name="P37"/>
      <text:p text:style-name="P37"/>
      <text:p text:style-name="P39">My Orders</text:p>
      <text:list xml:id="list1577784017" text:style-name="L8">
        <text:list-item>
          <text:p text:style-name="P40">fetch orders from order table WHERE customer id is equal with session id</text:p>
        </text:list-item>
        <text:list-item>
          <text:p text:style-name="P41">load that information as page </text:p>
        </text:list-item>
        <text:list-item>
          <text:p text:style-name="P41">load some image from that order from order items table</text:p>
        </text:list-item>
        <text:list-item>
          <text:p text:style-name="P42"><text:soft-page-break/>show that images in that order section</text:p>
        </text:list-item>
      </text:list>
      <text:p text:style-name="P43"/>
      <text:p text:style-name="P43"/>
      <text:p text:style-name="P44">Order</text:p>
      <text:list xml:id="list518882949" text:style-name="L10">
        <text:list-item>
          <text:p text:style-name="P45">get and check id order </text:p>
        </text:list-item>
        <text:list-item>
          <text:p text:style-name="P45">fetch info from orders table for that id </text:p>
        </text:list-item>
        <text:list-item>
          <text:p text:style-name="P45">set as page </text:p>
        </text:list-item>
        <text:list-item>
          <text:p text:style-name="P45">fetch info order items WHERE order id is equal with that </text:p>
        </text:list-item>
        <text:list-item>
          <text:p text:style-name="P45">append order items to page</text:p>
        </text:list-item>
      </text:list>
      <text:p text:style-name="P44"/>
      <text:p text:style-name="P46">Search – other Accessories or etc from menu needs sort products</text:p>
      <text:list xml:id="list3568573347" text:style-name="L11">
        <text:list-item>
          <text:p text:style-name="P47">get and check input <text:s/>(searched/question/brand or etc)</text:p>
        </text:list-item>
        <text:list-item>
          <text:p text:style-name="P48">fetch from product where that parameter is LIKE our </text:p>
        </text:list-item>
      </text:list>
      <text:p text:style-name="P49"/>
      <text:p text:style-name="P49"/>
      <text:p text:style-name="P50">Send Ticket</text:p>
      <text:list xml:id="list2668591950" text:style-name="L12">
        <text:list-item>
          <text:p text:style-name="P51">if customer is logged in hide the email section and replace customer id </text:p>
        </text:list-item>
        <text:list-item>
          <text:p text:style-name="P51">add that info as new ticket</text:p>
        </text:list-item>
      </text:list>
      <text:p text:style-name="P50"/>
      <text:p text:style-name="P50"/>
      <text:p text:style-name="P52">Upload File</text:p>
      <text:list xml:id="list160172482" text:style-name="L13">
        <text:list-item>
          <text:p text:style-name="P53">check logged in</text:p>
        </text:list-item>
        <text:list-item>
          <text:p text:style-name="P54">uplaod file</text:p>
        </text:list-item>
        <text:list-item>
          <text:p text:style-name="P54">rename that file via uniqid </text:p>
        </text:list-item>
        <text:list-item>
          <text:p text:style-name="P54">fetch ticket message id</text:p>
        </text:list-item>
        <text:list-item>
          <text:p text:style-name="P54">save that uniqid name on appendix field table ticket message WHERE customer id <text:span text:style-name="T9">and ticket message are equal</text:span></text:p>
        </text:list-item>
      </text:list>
      <text:p text:style-name="P55">Ticket </text:p>
      <text:list xml:id="list4132637942" text:style-name="L14">
        <text:list-item>
          <text:p text:style-name="P56">get check ticket id</text:p>
        </text:list-item>
        <text:list-item>
          <text:p text:style-name="P56">fetch ticket info from tickets table</text:p>
        </text:list-item>
        <text:list-item>
          <text:p text:style-name="P56">fetch and sort ticket messages by date</text:p>
        </text:list-item>
        <text:list-item>
          <text:p text:style-name="P56">for know who is “admin” / “customer” <text:s/>using a field admin_mod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21:27:23.648930246</meta:creation-date>
    <dc:date>2021-08-09T21:56:49.785343054</dc:date>
    <meta:editing-duration>PT28M51S</meta:editing-duration>
    <meta:editing-cycles>70</meta:editing-cycles>
    <meta:generator>LibreOffice/6.1.5.2$Linux_X86_64 LibreOffice_project/10$Build-2</meta:generator>
    <meta:document-statistic meta:table-count="0" meta:image-count="0" meta:object-count="0" meta:page-count="2" meta:paragraph-count="60" meta:word-count="442" meta:character-count="2310" meta:non-whitespace-character-count="1953"/>
  </office:meta>
</office:document-meta>
</file>